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 style:list-style-name="L10"/>
    <style:style style:name="P12" style:family="paragraph" style:parent-style-name="Standard" style:list-style-name="L11"/>
    <style:style style:name="P13" style:family="paragraph" style:parent-style-name="Standard" style:list-style-name="L12"/>
    <style:style style:name="P14" style:family="paragraph" style:parent-style-name="Standard" style:list-style-name="L13"/>
    <style:style style:name="P15" style:family="paragraph" style:parent-style-name="Standard" style:list-style-name="L14"/>
    <style:style style:name="P16" style:family="paragraph" style:parent-style-name="Standard" style:list-style-name="L15"/>
    <style:style style:name="P17" style:family="paragraph" style:parent-style-name="Standard" style:list-style-name="L16"/>
    <style:style style:name="P18" style:family="paragraph" style:parent-style-name="Standard" style:list-style-name="L17"/>
    <style:style style:name="T1" style:family="text">
      <style:text-properties officeooo:rsid="0007109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tion-by-section outline with original references</text:p>
      <text:p text:style-name="P1"/>
      <text:p text:style-name="P1">Title directions</text:p>
      <text:p text:style-name="Standard"/>
      <text:list text:style-name="L1">
        <text:list-item>
          <text:p text:style-name="P2">How empirical media become model-usable: reconstructing CIM and BHI curation for genome-scale metabolic modeling</text:p>
        </text:list-item>
        <text:list-item>
          <text:p text:style-name="P2">From medium recipe to model constraint: reconstructing CIM and BHI for gapseq-based workflows</text:p>
        </text:list-item>
        <text:list-item>
          <text:p text:style-name="P2">Reconstructing model-facing media: the iterative making of CIM and BHI in GEM workflows</text:p>
        </text:list-item>
      </text:list>
      <text:p text:style-name="Standard"/>
      <text:p text:style-name="P1">1. Introduction</text:p>
      <text:p text:style-name="P1"/>
      <text:p text:style-name="P1">Main job</text:p>
      <text:p text:style-name="Standard">Introduce the paper as a short methodological commentary on an under-explicit layer in GEM practice.</text:p>
      <text:p text:style-name="Standard"/>
      <text:p text:style-name="P1">Key points</text:p>
      <text:list text:style-name="L2">
        <text:list-item>
          <text:p text:style-name="P3">Empirical media are not usually inserted into GEM workflows as raw laboratory facts.</text:p>
        </text:list-item>
        <text:list-item>
          <text:p text:style-name="P3">They are translated into model-facing environmental constraints.</text:p>
        </text:list-item>
        <text:list-item>
          <text:p text:style-name="P3">That translation involves composition interpretation, identifier mapping, exchange encoding, numerical constraint setting, and validation.</text:p>
        </text:list-item>
        <text:list-item>
          <text:p text:style-name="P3">CIM is the main case; BHI is a shorter comparator.</text:p>
        </text:list-item>
      </text:list>
      <text:p text:style-name="Standard"/>
      <text:p text:style-name="P1">Best references</text:p>
      <text:p text:style-name="Standard">Marinos, Kaleta, and Waschina 2020 for nutritional input as a staged translation problem</text:p>
      <text:p text:style-name="Standard">Thiele and Palsson 2010 for iterative reconstruction logic</text:p>
      <text:p text:style-name="Standard">Borer and Magnúsdóttir 2023 for medium composition materially affecting reconstruction outcomes</text:p>
      <text:p text:style-name="Standard"/>
      <text:p text:style-name="P1">2. Scope and evidence base</text:p>
      <text:p text:style-name="Standard"/>
      <text:p text:style-name="P1">Main job</text:p>
      <text:p text:style-name="Standard">State clearly what your paper is and is not.</text:p>
      <text:p text:style-name="Standard"/>
      <text:p text:style-name="P1">Key points</text:p>
      <text:list text:style-name="L3">
        <text:list-item>
          <text:p text:style-name="P4">This is a reconstruction from a distributed local archive.</text:p>
        </text:list-item>
        <text:list-item>
          <text:p text:style-name="P4">Core evidence includes decision logs, spreadsheets, versioned CSVs, adaptation manifests, and model logs.</text:p>
        </text:list-item>
        <text:list-item>
          <text:p text:style-name="P4">CIM is reconstructed in greater detail than BHI.</text:p>
        </text:list-item>
        <text:list-item>
          <text:p text:style-name="P4">BHIS is out of scope.</text:p>
        </text:list-item>
      </text:list>
      <text:p text:style-name="Standard"/>
      <text:p text:style-name="P1">References</text:p>
      <text:p text:style-name="Standard">This section is mostly local-evidence based. Literature is only there to justify why this kind of reconstruction matters:</text:p>
      <text:list text:style-name="L4">
        <text:list-item>
          <text:p text:style-name="P5">Aite et al. 2018</text:p>
        </text:list-item>
        <text:list-item>
          <text:p text:style-name="P5">Lieven et al. 2020</text:p>
        </text:list-item>
        <text:list-item>
          <text:p text:style-name="P5">Carey et al. 2019</text:p>
        </text:list-item>
        <text:list-item>
          <text:p text:style-name="P5">Anton et al. 2023</text:p>
        </text:list-item>
      </text:list>
      <text:p text:style-name="Standard"/>
      <text:p text:style-name="P1">3. Reconstructing CIM medium construction</text:p>
      <text:p text:style-name="P1">3.1 Initial export and early failure</text:p>
      <text:list text:style-name="L5">
        <text:list-item>
          <text:p text:style-name="P6">direct concentration-derived export</text:p>
        </text:list-item>
        <text:list-item>
          <text:p text:style-name="P6"><text:soft-page-break/>no growth</text:p>
        </text:list-item>
        <text:list-item>
          <text:p text:style-name="P6">floors, caps, proton changes</text:p>
        </text:list-item>
        <text:list-item>
          <text:p text:style-name="P6">identifier repairs</text:p>
        </text:list-item>
      </text:list>
      <text:p text:style-name="Standard"/>
      <text:p text:style-name="P1">3.2 Representational correction</text:p>
      <text:list text:style-name="L6">
        <text:list-item>
          <text:p text:style-name="P7">polymer and carbohydrate remapping</text:p>
        </text:list-item>
        <text:list-item>
          <text:p text:style-name="P7">salt splitting</text:p>
        </text:list-item>
        <text:list-item>
          <text:p text:style-name="P7">cobalt and iron fixes</text:p>
        </text:list-item>
      </text:list>
      <text:p text:style-name="Standard"/>
      <text:p text:style-name="P1">3.3 Methodological reset</text:p>
      <text:list text:style-name="L7">
        <text:list-item>
          <text:p text:style-name="P8">move to direct mmol/L usage</text:p>
        </text:list-item>
        <text:list-item>
          <text:p text:style-name="P8">stopping division by gDW and time</text:p>
        </text:list-item>
      </text:list>
      <text:p text:style-name="Standard"/>
      <text:p text:style-name="P1">3.4 Later targeted curation</text:p>
      <text:list text:style-name="L8">
        <text:list-item>
          <text:p text:style-name="P9">micronutrient floors</text:p>
        </text:list-item>
        <text:list-item>
          <text:p text:style-name="P9">heme-related handling</text:p>
        </text:list-item>
        <text:list-item>
          <text:p text:style-name="P9">phosphate and pyrophosphate additions</text:p>
        </text:list-item>
      </text:list>
      <text:p text:style-name="Standard"/>
      <text:p text:style-name="P1">Best references</text:p>
      <text:list text:style-name="L9">
        <text:list-item>
          <text:p text:style-name="P10">Marinos et al. 2020</text:p>
        </text:list-item>
        <text:list-item>
          <text:p text:style-name="P10">Borer and Magnúsdóttir 2023</text:p>
        </text:list-item>
        <text:list-item>
          <text:p text:style-name="P10">optionally Teusink et al. 2006 when discussing rich/complex medium ambiguity</text:p>
        </text:list-item>
      </text:list>
      <text:p text:style-name="Standard"/>
      <text:p text:style-name="P1">4. BHI as a parallel comparator</text:p>
      <text:p text:style-name="P1"/>
      <text:p text:style-name="P1">Main job</text:p>
      <text:p text:style-name="Standard">Show that CIM is not an isolated oddity, while staying honest that BHI has a less complete preserved narrative.</text:p>
      <text:p text:style-name="Standard"/>
      <text:p text:style-name="P1">Key points</text:p>
      <text:list text:style-name="L10">
        <text:list-item>
          <text:p text:style-name="P11">BHI also had to be transformed from source composition into a model-facing CSV.</text:p>
        </text:list-item>
        <text:list-item>
          <text:p text:style-name="P11">BHI2 appears to be a revised condition extending the base medium.</text:p>
        </text:list-item>
        <text:list-item>
          <text:p text:style-name="P11">BHI-side work later also interacted with nucleotide/purine and exchange-related adaptation logic.</text:p>
        </text:list-item>
      </text:list>
      <text:p text:style-name="Standard"/>
      <text:p text:style-name="P1">Best references</text:p>
      <text:list text:style-name="L11">
        <text:list-item>
          <text:p text:style-name="P12">Marinos et al. 2020</text:p>
        </text:list-item>
        <text:list-item>
          <text:p text:style-name="P12">Teusink et al. 2006</text:p>
        </text:list-item>
        <text:list-item>
          <text:p text:style-name="P12">optionally Richards et al. 2014 for defined-medium standardization/database logic</text:p>
        </text:list-item>
      </text:list>
      <text:p text:style-name="Standard"/>
      <text:p text:style-name="P1">5. Medium definition versus adapt-side supplementation</text:p>
      <text:p text:style-name="P1"/>
      <text:p text:style-name="P1">Main job</text:p>
      <text:p text:style-name="Standard">This is the paper’s key conceptual section.</text:p>
      <text:p text:style-name="Standard"/>
      <text:p text:style-name="P1">Key points</text:p>
      <text:list text:style-name="L12">
        <text:list-item>
          <text:p text:style-name="P13">Medium curation changes extracellular availability and encoding.</text:p>
        </text:list-item>
        <text:list-item>
          <text:p text:style-name="P13">Adapt-side supplementation changes model capacity.</text:p>
        </text:list-item>
        <text:list-item>
          <text:p text:style-name="P13">They are analytically distinct even when procedurally entangled during debugging.</text:p>
        </text:list-item>
        <text:list-item>
          <text:p text:style-name="P13">CIM16 is a strong case of this distinction.</text:p>
        </text:list-item>
      </text:list>
      <text:p text:style-name="Standard"/>
      <text:p text:style-name="P1">Best references</text:p>
      <text:list text:style-name="L13">
        <text:list-item>
          <text:p text:style-name="P14"><text:soft-page-break/>Thiele and Palsson 2010</text:p>
        </text:list-item>
        <text:list-item>
          <text:p text:style-name="P14">Zimmermann, Kaleta, and Waschina 2020</text:p>
        </text:list-item>
        <text:list-item>
          <text:p text:style-name="P14">Borer and Magnúsdóttir 2023</text:p>
        </text:list-item>
        <text:list-item>
          <text:p text:style-name="P14">Pan and Reed 2018</text:p>
        </text:list-item>
        <text:list-item>
          <text:p text:style-name="P14">optionally Machado et al. 2018</text:p>
        </text:list-item>
      </text:list>
      <text:p text:style-name="Standard"/>
      <text:p text:style-name="P1">6. Methodological lessons</text:p>
      <text:p text:style-name="P1"/>
      <text:p text:style-name="P1">Main job</text:p>
      <text:p text:style-name="Standard">Extract the broader lessons.</text:p>
      <text:p text:style-name="Standard"/>
      <text:p text:style-name="P1">Candidate lessons</text:p>
      <text:list text:style-name="L14">
        <text:list-item>
          <text:p text:style-name="P15">medium reconstruction is not direct transcription</text:p>
        </text:list-item>
        <text:list-item>
          <text:p text:style-name="P15">mapping and namespace choices are biologically consequential</text:p>
        </text:list-item>
        <text:list-item>
          <text:p text:style-name="P15">exchange availability is not the same as transport competence</text:p>
        </text:list-item>
        <text:list-item>
          <text:p text:style-name="P15">concentration-to-bound conversion is heuristic and purpose-dependent</text:p>
        </text:list-item>
        <text:list-item>
          <text:p text:style-name="P15">rich media increase ambiguity</text:p>
        </text:list-item>
        <text:list-item>
          <text:p text:style-name="P15">validation should be part of release discipline</text:p>
        </text:list-item>
        <text:list-item>
          <text:p text:style-name="P15">medium reconstruction deserves provenance and versioning</text:p>
        </text:list-item>
      </text:list>
      <text:p text:style-name="Standard"/>
      <text:p text:style-name="P1">Best references</text:p>
      <text:list text:style-name="L15">
        <text:list-item>
          <text:p text:style-name="P16">Marinos et al. 2020</text:p>
        </text:list-item>
        <text:list-item>
          <text:p text:style-name="P16">Seaver et al. 2020</text:p>
        </text:list-item>
        <text:list-item>
          <text:p text:style-name="P16">Casey et al. 2024</text:p>
        </text:list-item>
        <text:list-item>
          <text:p text:style-name="P16">Lieven et al. 2020</text:p>
        </text:list-item>
        <text:list-item>
          <text:p text:style-name="P16">Aite et al. 2018</text:p>
        </text:list-item>
        <text:list-item>
          <text:p text:style-name="P16">Carey et al. 2019</text:p>
        </text:list-item>
        <text:list-item>
          <text:p text:style-name="P16">Anton et al. 2023</text:p>
        </text:list-item>
        <text:list-item>
          <text:p text:style-name="P16">Saadat, van Aalst, and Ebenhöh 2022</text:p>
        </text:list-item>
        <text:list-item>
          <text:p text:style-name="P16">Raman et al. 2024</text:p>
        </text:list-item>
      </text:list>
      <text:p text:style-name="Standard"/>
      <text:p text:style-name="P1">7. Limits and conclusion</text:p>
      <text:p text:style-name="P1">Key points</text:p>
      <text:list text:style-name="L16">
        <text:list-item>
          <text:p text:style-name="P17">not every intermediate step is recoverable</text:p>
        </text:list-item>
        <text:list-item>
          <text:p text:style-name="P17">terminology is not yet standardized</text:p>
        </text:list-item>
        <text:list-item>
          <text:p text:style-name="P17">there is no consensus universal concentration-to-bound conversion</text:p>
        </text:list-item>
        <text:list-item>
          <text:p text:style-name="P17">rich media do not have a single best representation</text:p>
        </text:list-item>
        <text:list-item>
          <text:p text:style-name="P17">nonetheless, the pattern is clear enough to justify explicit versioning and auditability</text:p>
        </text:list-item>
      </text:list>
      <text:p text:style-name="Standard"/>
      <text:p text:style-name="P1">Best references</text:p>
      <text:list text:style-name="L17">
        <text:list-item>
          <text:p text:style-name="P18">Marinos et al. 2020</text:p>
        </text:list-item>
        <text:list-item>
          <text:p text:style-name="P18">Thiele and Palsson 2010</text:p>
        </text:list-item>
        <text:list-item>
          <text:p text:style-name="P18">Borer and Magnúsdóttir 2023</text:p>
        </text:list-item>
        <text:list-item>
          <text:p text:style-name="P18">provenance papers above for the closing argumen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6:41:18.654872817</meta:creation-date>
    <dc:date>2026-04-09T16:53:55.920048284</dc:date>
    <meta:editing-duration>PT2M21S</meta:editing-duration>
    <meta:editing-cycles>1</meta:editing-cycles>
    <meta:document-statistic meta:table-count="0" meta:image-count="0" meta:object-count="0" meta:page-count="3" meta:paragraph-count="110" meta:word-count="701" meta:character-count="4387" meta:non-whitespace-character-count="3866"/>
    <meta:generator>LibreOffice/24.2.7.2$Linux_X86_64 LibreOffice_project/420$Build-2</meta:generator>
  </office:meta>
</office:document-meta>
</file>